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64D27B5E0A.png"/>
  <manifest:file-entry manifest:media-type="image/png" manifest:full-path="Pictures/10000000000000DC000000427AAC8753.png"/>
  <manifest:file-entry manifest:media-type="image/png" manifest:full-path="Pictures/10000000000000E4000000DD4A51110B.png"/>
  <manifest:file-entry manifest:media-type="image/png" manifest:full-path="Pictures/10000000000000920000005CC2989128.png"/>
  <manifest:file-entry manifest:media-type="image/png" manifest:full-path="Pictures/1000000000000285000000696BB5EBA4.png"/>
  <manifest:file-entry manifest:media-type="image/png" manifest:full-path="Pictures/10000000000000A7000000603299AA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7cm" svg:height="4cm" svg:x="2cm" svg:y="16cm">
          <text:p text:style-name="P1">Derb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8.5cm" svg:height="4cm" svg:x="10.5cm" svg:y="16cm">
          <text:p text:style-name="P1">Dicom Archiv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8.5cm" svg:height="4cm" svg:x="6cm" svg:y="9cm">
          <text:p text:style-name="P1">Tomca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2" draw:text-style-name="P1" draw:layer="layout" svg:width="10.5cm" svg:height="2.5cm" svg:x="5cm" svg:y="3cm">
          <text:p text:style-name="P1">Обозреватель</text:p>
        </draw:rect>
        <draw:custom-shape draw:style-name="gr1" draw:text-style-name="P1" draw:layer="layout" svg:width="4cm" svg:height="1.5cm" svg:x="11cm" svg:y="21cm">
          <text:p text:style-name="P1">study1.dc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4cm" svg:height="1.5cm" svg:x="15.5cm" svg:y="21cm">
          <text:p text:style-name="P1">study1.dc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4cm" svg:height="1.5cm" svg:x="11cm" svg:y="23cm">
          <text:p text:style-name="P1">study1.dc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1" draw:layer="layout" svg:width="4cm" svg:height="1.5cm" svg:x="15.5cm" svg:y="23cm">
          <text:p text:style-name="P1">study1.dc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3cm" svg:height="2.5cm" svg:x="9cm" svg:y="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" draw:layer="layout" svg:width="3.862cm" svg:height="2.433cm" svg:x="15cm" svg:y="9cm">
          <draw:image xlink:href="Pictures/10000000000000920000005CC2989128.png" xlink:type="simple" xlink:show="embed" xlink:actuate="onLoad">
            <text:p/>
          </draw:image>
        </draw:frame>
        <draw:frame draw:style-name="gr4" draw:text-style-name="P1" draw:layer="layout" svg:width="4.418cm" svg:height="2.539cm" svg:x="4.082cm" svg:y="11.461cm">
          <draw:image xlink:href="Pictures/10000000000000A7000000603299AA56.png" xlink:type="simple" xlink:show="embed" xlink:actuate="onLoad">
            <text:p/>
          </draw:image>
        </draw:frame>
        <draw:frame draw:style-name="gr4" draw:text-style-name="P1" draw:layer="layout" svg:width="2.645cm" svg:height="2.645cm" svg:x="11.355cm" svg:y="11.355cm">
          <draw:image xlink:href="Pictures/100000000000006400000064D27B5E0A.png" xlink:type="simple" xlink:show="embed" xlink:actuate="onLoad">
            <text:p/>
          </draw:image>
        </draw:frame>
        <draw:frame draw:style-name="gr4" draw:text-style-name="P1" draw:layer="layout" svg:width="2.898cm" svg:height="2.809cm" svg:x="5.102cm" svg:y="2cm">
          <draw:image xlink:href="Pictures/10000000000000E4000000DD4A51110B.png" xlink:type="simple" xlink:show="embed" xlink:actuate="onLoad">
            <text:p/>
          </draw:image>
        </draw:frame>
        <draw:frame draw:style-name="gr4" draw:text-style-name="P1" draw:layer="layout" svg:width="5.82cm" svg:height="1.745cm" svg:x="2.68cm" svg:y="15.755cm">
          <draw:image xlink:href="Pictures/10000000000000DC000000427AAC8753.png" xlink:type="simple" xlink:show="embed" xlink:actuate="onLoad">
            <text:p/>
          </draw:image>
        </draw:frame>
        <draw:frame draw:style-name="gr4" draw:text-style-name="P1" draw:layer="layout" svg:width="8.738cm" svg:height="1.422cm" svg:x="10.262cm" svg:y="16.078cm">
          <draw:image xlink:href="Pictures/1000000000000285000000696BB5EBA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mitry Derenok</meta:initial-creator>
    <meta:creation-date>2010-12-17T10:04:57.49</meta:creation-date>
    <dc:date>2010-12-17T11:20:07.96</dc:date>
    <dc:creator>Dmitry Derenok</dc:creator>
    <meta:editing-duration>PT01H15M08S</meta:editing-duration>
    <meta:editing-cycles>10</meta:editing-cycles>
    <meta:generator>OpenOffice.org/3.2$Win32 OpenOffice.org_project/320m12$Build-9483</meta:generator>
    <meta:document-statistic meta:object-count="15"/>
  </office:meta>
</office:document-meta>
</file>